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language="en" fo:country="US" style:font-size-asian="14pt" style:font-size-complex="14pt"/>
    </style:style>
    <style:style style:name="P2" style:family="paragraph" style:parent-style-name="Standard">
      <style:text-properties fo:font-size="14pt" fo:language="en" fo:country="US" officeooo:rsid="001be232" officeooo:paragraph-rsid="001c92b2" style:font-size-asian="14pt" style:font-size-complex="14pt"/>
    </style:style>
    <style:style style:name="P3" style:family="paragraph" style:parent-style-name="Standard">
      <style:text-properties fo:font-size="14pt" fo:language="en" fo:country="US" officeooo:rsid="001be232" officeooo:paragraph-rsid="00339907" style:font-size-asian="14pt" style:font-size-complex="14pt"/>
    </style:style>
    <style:style style:name="P4" style:family="paragraph" style:parent-style-name="Standard">
      <style:text-properties fo:font-size="14pt" fo:language="en" fo:country="US" officeooo:rsid="001c92b2" officeooo:paragraph-rsid="00339907" style:font-size-asian="14pt" style:font-size-complex="14pt"/>
    </style:style>
    <style:style style:name="P5" style:family="paragraph" style:parent-style-name="Standard">
      <style:text-properties fo:font-size="14pt" fo:language="en" fo:country="US" officeooo:rsid="0021c794" officeooo:paragraph-rsid="001c92b2" style:font-size-asian="14pt" style:font-size-complex="14pt"/>
    </style:style>
    <style:style style:name="P6" style:family="paragraph" style:parent-style-name="Standard">
      <style:text-properties fo:font-size="14pt" fo:language="en" fo:country="US" officeooo:rsid="0032becd" officeooo:paragraph-rsid="0020429a" style:font-size-asian="14pt" style:font-size-complex="14pt"/>
    </style:style>
    <style:style style:name="P7" style:family="paragraph" style:parent-style-name="Standard">
      <style:text-properties fo:color="#111111" fo:font-size="18pt" fo:language="en" fo:country="US" fo:font-weight="bold" officeooo:rsid="001c92b2" officeooo:paragraph-rsid="001c92b2" style:font-size-asian="18pt" style:font-weight-asian="bold" style:font-size-complex="18pt" style:font-weight-complex="bold"/>
    </style:style>
    <style:style style:name="P8" style:family="paragraph" style:parent-style-name="Standard">
      <style:text-properties fo:color="#111111" fo:font-size="14pt" fo:language="en" fo:country="US" fo:font-weight="bold" officeooo:rsid="0032becd" officeooo:paragraph-rsid="00339907" style:font-size-asian="14pt" style:font-weight-asian="bold" style:font-size-complex="14pt" style:font-weight-complex="bold"/>
    </style:style>
    <style:style style:name="P9" style:family="paragraph" style:parent-style-name="Standard">
      <style:text-properties fo:font-size="16pt" fo:language="en" fo:country="US" officeooo:rsid="0019f3d4" officeooo:paragraph-rsid="0019f3d4" style:font-size-asian="16pt" style:font-size-complex="16pt"/>
    </style:style>
    <style:style style:name="P10" style:family="paragraph" style:parent-style-name="Standard">
      <style:text-properties fo:font-size="16pt" fo:language="en" fo:country="US" officeooo:rsid="0019f3d4" officeooo:paragraph-rsid="001c92b2" style:font-size-asian="16pt" style:font-size-complex="16pt"/>
    </style:style>
    <style:style style:name="P11" style:family="paragraph" style:parent-style-name="Standard">
      <style:text-properties fo:font-size="16pt" fo:language="en" fo:country="US" officeooo:rsid="0019f3d4" officeooo:paragraph-rsid="0031ac6a" style:font-size-asian="16pt" style:font-size-complex="16pt"/>
    </style:style>
    <style:style style:name="P12" style:family="paragraph" style:parent-style-name="Standard">
      <style:text-properties fo:font-size="16pt" fo:language="en" fo:country="US" officeooo:rsid="001be232" officeooo:paragraph-rsid="001c92b2" style:font-size-asian="16pt" style:font-size-complex="16pt"/>
    </style:style>
    <style:style style:name="P13" style:family="paragraph" style:parent-style-name="Standard">
      <style:text-properties fo:font-size="16pt" fo:language="en" fo:country="US" officeooo:rsid="001be232" officeooo:paragraph-rsid="00339907" style:font-size-asian="16pt" style:font-size-complex="16pt"/>
    </style:style>
    <style:style style:name="P14" style:family="paragraph" style:parent-style-name="Standard">
      <style:text-properties fo:font-size="16pt" fo:language="en" fo:country="US" officeooo:rsid="001c92b2" officeooo:paragraph-rsid="00339907" style:font-size-asian="16pt" style:font-size-complex="16pt"/>
    </style:style>
    <style:style style:name="P15" style:family="paragraph" style:parent-style-name="Standard">
      <style:text-properties fo:font-size="16pt" fo:language="en" fo:country="US" officeooo:rsid="0020429a" officeooo:paragraph-rsid="00339907" style:font-size-asian="16pt" style:font-size-complex="16pt"/>
    </style:style>
    <style:style style:name="P16" style:family="paragraph" style:parent-style-name="Standard">
      <style:text-properties fo:font-size="16pt" fo:language="en" fo:country="US" officeooo:rsid="0021c794" officeooo:paragraph-rsid="00339907" style:font-size-asian="16pt" style:font-size-complex="16pt"/>
    </style:style>
    <style:style style:name="P17" style:family="paragraph" style:parent-style-name="Standard">
      <style:text-properties fo:font-size="16pt" fo:language="en" fo:country="US" officeooo:rsid="002d3219" officeooo:paragraph-rsid="002d3219" style:font-size-asian="16pt" style:font-size-complex="16pt"/>
    </style:style>
    <style:style style:name="P18" style:family="paragraph" style:parent-style-name="Standard">
      <style:text-properties fo:font-size="16pt" fo:language="en" fo:country="US" officeooo:rsid="002e4e49" officeooo:paragraph-rsid="0031ac6a" style:font-size-asian="16pt" style:font-size-complex="16pt"/>
    </style:style>
    <style:style style:name="P19" style:family="paragraph" style:parent-style-name="Standard">
      <style:text-properties fo:language="en" fo:country="US" officeooo:rsid="001be232" officeooo:paragraph-rsid="0019f3d4"/>
    </style:style>
    <style:style style:name="P20" style:family="paragraph" style:parent-style-name="Standard">
      <style:text-properties fo:font-size="18pt" fo:language="en" fo:country="US" fo:font-weight="bold" officeooo:rsid="0020429a" officeooo:paragraph-rsid="00339907" style:font-size-asian="18pt" style:font-weight-asian="bold" style:font-size-complex="18pt" style:font-weight-complex="bold"/>
    </style:style>
    <style:style style:name="T1" style:family="text">
      <style:text-properties officeooo:rsid="001be232"/>
    </style:style>
    <style:style style:name="T2" style:family="text">
      <style:text-properties officeooo:rsid="001c92b2"/>
    </style:style>
    <style:style style:name="T3" style:family="text">
      <style:text-properties officeooo:rsid="0020429a"/>
    </style:style>
    <style:style style:name="T4" style:family="text">
      <style:text-properties officeooo:rsid="002d3219"/>
    </style:style>
    <style:style style:name="T5" style:family="text">
      <style:text-properties officeooo:rsid="002e798c"/>
    </style:style>
    <style:style style:name="T6" style:family="text">
      <style:text-properties officeooo:rsid="00304bb5"/>
    </style:style>
    <style:style style:name="T7" style:family="text">
      <style:text-properties officeooo:rsid="0031ac6a"/>
    </style:style>
    <style:style style:name="T8" style:family="text">
      <style:text-properties officeooo:rsid="00339907"/>
    </style:style>
    <style:style style:name="T9" style:family="text">
      <style:text-properties officeooo:rsid="00350760"/>
    </style:style>
    <style:style style:name="T10" style:family="text">
      <style:text-properties officeooo:rsid="0035b5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puts <text:span text:style-name="T8">for the</text:span> <text:span text:style-name="T9">S</text:span>oftware</text:p>
      <text:p text:style-name="P3"/>
      <text:p text:style-name="P13"><text:span text:style-name="T3">1</text:span>.Possible range of temperature in <text:span text:style-name="T5">which software should work (in a particular experiment)</text:span> <text:span text:style-name="T5">will also be an</text:span> input<text:span text:style-name="T6">(manual)</text:span> in <text:span text:style-name="T6">the </text:span>software. </text:p>
      <text:p text:style-name="P13"/>
      <text:p text:style-name="P14"><text:span text:style-name="T3">2</text:span>.<text:span text:style-name="T5">GPIB address value will be inputted in the software by the user,if it match with device GPIB address then software will connect with hardware device. If it is not matched then change the value of GPIB address in software or device such that they become same in both.</text:span></text:p>
      <text:p text:style-name="P14"/>
      <text:p text:style-name="P15">3.Current in ohmmeter, dimensions of <text:span text:style-name="T6">test sample</text:span> <text:span text:style-name="T6">will also be an input for the software.</text:span></text:p>
      <text:p text:style-name="P4"/>
      <text:p text:style-name="P16">4.Temperature <text:span text:style-name="T7">difference</text:span> value <text:span text:style-name="T6">must be inputted by the user so that the software can take reading </text:span><text:s/>for <text:span text:style-name="T6"><text:s/>discrete temperature points(depends on gradient) </text:span>.</text:p>
      <text:p text:style-name="P8"/>
      <text:p text:style-name="P7">Client Requirements: </text:p>
      <text:p text:style-name="P1"/>
      <text:p text:style-name="P11">1. <text:span text:style-name="T4">User must input the temperature difference (before starting the process each time) using which the corresponding input through the High Resistance Meter should be taken.</text:span></text:p>
      <text:p text:style-name="P17">Software must take input of range of temperature in which the reading has to be taken.</text:p>
      <text:p text:style-name="P9"/>
      <text:p text:style-name="P10"><text:span text:style-name="T2">2</text:span>.If temperature controller reach<text:span text:style-name="T4">es</text:span> its lowest temperature <text:span text:style-name="T4">point (as inputted by user)</text:span> then software <text:span text:style-name="T4">will automatically </text:span>change <text:span text:style-name="T4">from </text:span>cooling to heating mode <text:s/><text:span text:style-name="T1">and stop the loops when it <text:s/>reaches the highest point again.</text:span></text:p>
      <text:p text:style-name="P10"/>
      <text:p text:style-name="P12"><text:span text:style-name="T2">3</text:span>.There should <text:span text:style-name="T5">be </text:span>combined <text:span text:style-name="T5">and separate</text:span> graph of cooling and heating mode for a particular experiment<text:span text:style-name="T4">(test sample).</text:span></text:p>
      <text:p text:style-name="P12"/>
      <text:p text:style-name="P12"/>
      <text:p text:style-name="P18"><text:span text:style-name="T10">4.</text:span>Software will take reading from High Resistance Meter when the temperature of the test sample reaches the value inputted in software(discrete temperatures value).But if it does not reach that particular temperature point and fluctuates nearby then the software will take reading after a particular time (depends on temperature <text:span text:style-name="T7">difference</text:span>) if <text:soft-page-break/>the value is differ from the original one, less than or equal times a given constant(inbuilt in the software). </text:p>
      <text:p text:style-name="P12"/>
      <text:p text:style-name="P12"><text:span text:style-name="T2">5.On taking reading, software take 5 to 8 readings in interval of some nanoseconds continuously and then make average of that readings. Average value will be final reading of resistance at that temperature and also reduces error from the readings .</text:span> </text:p>
      <text:p text:style-name="P12"/>
      <text:p text:style-name="P12"/>
      <text:p text:style-name="P2"/>
      <text:p text:style-name="P2"/>
      <text:p text:style-name="P6"/>
      <text:p text:style-name="P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6:30:12.217325412</meta:creation-date>
    <dc:date>2018-01-27T01:19:27.237278154</dc:date>
    <meta:editing-duration>PT54M3S</meta:editing-duration>
    <meta:editing-cycles>15</meta:editing-cycles>
    <meta:generator>LibreOffice/5.4.1.2.0$Linux_X86_64 LibreOffice_project/40m0$Build-2</meta:generator>
    <meta:document-statistic meta:table-count="0" meta:image-count="0" meta:object-count="0" meta:page-count="2" meta:paragraph-count="12" meta:word-count="315" meta:character-count="1986" meta:non-whitespace-character-count="1675"/>
  </office:meta>
</office:document-meta>
</file>